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5000000C317474BC78549B5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okieRunOTF" svg:font-family="CookieRunOTF" style:font-adornments="Bold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5df4d" draw:textarea-horizontal-align="justify" draw:textarea-vertical-align="middle" draw:auto-grow-height="false" fo:min-height="15.5cm" fo:min-width="27.5cm"/>
    </style:style>
    <style:style style:name="gr4" style:family="graphic" style:parent-style-name="standard">
      <style:graphic-properties draw:stroke="none" draw:fill-color="#f5df4d" draw:textarea-horizontal-align="justify" draw:textarea-vertical-align="middle" draw:auto-grow-height="false" fo:min-height="15.5cm" fo:min-width="27.5cm"/>
    </style:style>
    <style:style style:name="gr5" style:family="graphic" style:parent-style-name="standard">
      <style:graphic-properties draw:stroke="none" draw:fill="solid" draw:fill-color="#939597" draw:textarea-horizontal-align="justify" draw:textarea-vertical-align="middle" draw:auto-grow-height="false" fo:min-height="12.686cm" fo:min-width="11.436cm"/>
    </style:style>
    <style:style style:name="gr6" style:family="graphic" style:parent-style-name="standard">
      <style:graphic-properties draw:stroke="none" draw:fill-color="#939597" draw:textarea-horizontal-align="justify" draw:textarea-vertical-align="middle" draw:auto-grow-height="false" fo:min-height="8.35cm" fo:min-width="12.3cm"/>
    </style:style>
    <style:style style:name="gr7" style:family="graphic" style:parent-style-name="standard">
      <style:graphic-properties draw:stroke="none" draw:fill-color="#939597" draw:textarea-horizontal-align="justify" draw:textarea-vertical-align="middle" draw:auto-grow-height="false" fo:min-height="12.15cm" fo:min-width="1.1cm"/>
    </style:style>
    <style:style style:name="gr8" style:family="graphic" style:parent-style-name="standard">
      <style:graphic-properties draw:stroke="none" draw:fill-color="#939597" draw:textarea-horizontal-align="justify" draw:textarea-vertical-align="middle" draw:auto-grow-height="false" fo:min-height="9.55cm" fo:min-width="9.3cm"/>
    </style:style>
    <style:style style:name="pr1" style:family="presentation" style:parent-style-name="기본값-title">
      <style:graphic-properties fo:min-height="2.629cm"/>
    </style:style>
    <style:style style:name="pr2" style:family="presentation" style:parent-style-name="기본값-subtitle">
      <style:graphic-properties draw:fill-color="#ffffff" fo:min-height="9.134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subtitle">
      <style:graphic-properties draw:fill-color="#ffffff" fo:min-height="4.607cm"/>
    </style:style>
    <style:style style:name="P1" style:family="paragraph">
      <style:text-properties fo:color="#0066b3" style:font-name="CookieRunOTF" fo:font-size="96pt" style:font-name-asian="CookieRunOTF" style:font-size-asian="96pt" style:font-size-complex="96pt"/>
    </style:style>
    <style:style style:name="P2" style:family="paragraph">
      <loext:graphic-properties draw:fill-color="#ffffff"/>
      <style:text-properties fo:color="#0066b3" style:font-name="CookieRunOTF" fo:font-size="96pt" style:font-name-asian="CookieRunOTF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5df4d"/>
      <style:paragraph-properties fo:text-align="center"/>
    </style:style>
    <style:style style:name="P6" style:family="paragraph">
      <style:text-properties fo:color="#939597" style:font-name="CookieRunOTF" fo:font-size="96pt" style:font-name-asian="CookieRunOTF" style:font-size-asian="96pt" style:font-size-complex="96pt"/>
    </style:style>
    <style:style style:name="P7" style:family="paragraph">
      <loext:graphic-properties draw:fill-color="#ffffff"/>
      <style:text-properties fo:color="#939597" style:font-name="CookieRunOTF" fo:font-size="96pt" style:font-name-asian="CookieRunOTF" style:font-size-asian="96pt" style:font-size-complex="96pt"/>
    </style:style>
    <style:style style:name="P8" style:family="paragraph">
      <loext:graphic-properties draw:fill="solid" draw:fill-color="#939597"/>
      <style:paragraph-properties fo:text-align="center"/>
    </style:style>
    <style:style style:name="P9" style:family="paragraph">
      <loext:graphic-properties draw:fill-color="#939597"/>
      <style:paragraph-properties fo:text-align="center"/>
    </style:style>
    <style:style style:name="T1" style:family="text">
      <style:text-properties fo:color="#0066b3" style:font-name="CookieRunOTF" fo:font-size="96pt" style:font-name-asian="CookieRunOTF" style:font-size-asian="96pt" style:font-size-complex="96pt"/>
    </style:style>
    <style:style style:name="T2" style:family="text">
      <style:text-properties fo:color="#939597" style:font-name="CookieRunOTF" fo:font-size="96pt" style:font-name-asian="CookieRunOTF" style:font-size-asian="96pt" style:font-size-complex="96pt"/>
    </style:style>
    <style:style style:name="T3" style:family="text">
      <style:text-properties style:font-name="CookieRunOTF" fo:font-size="96pt" style:font-name-asian="CookieRunOTF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오</text:span><text:span text:style-name="T1">!</text:span><text:span text:style-name="T1">수</text:span><text:span text:style-name="T1">병</text:span></text:p>
          </draw:text-box>
        </draw:frame>
        <draw:frame draw:style-name="gr1" draw:text-style-name="P3" draw:layer="layout" svg:width="5.513cm" svg:height="1.2cm" svg:x="13.174cm" svg:y="10.257cm">
          <draw:image xlink:href="Pictures/1000020100000255000000C317474BC78549B58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custom-shape draw:style-name="gr3" draw:text-style-name="P5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9.134cm" svg:x="1.4cm" svg:y="3.685cm" presentation:class="subtitle">
          <draw:text-box>
            <text:p text:style-name="P6"><text:span text:style-name="T2">오</text:span><text:span text:style-name="T2">!</text:span><text:span text:style-name="T2">수</text:span><text:span text:style-name="T2">병</text:span></text:p>
          </draw:text-box>
        </draw:frame>
        <draw:frame draw:style-name="gr1" draw:text-style-name="P3" draw:layer="layout" svg:width="5.513cm" svg:height="1.2cm" svg:x="13.174cm" svg:y="10.257cm">
          <draw:image xlink:href="Pictures/1000020100000255000000C317474BC78549B58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custom-shape draw:style-name="gr4" draw:text-style-name="P5" draw:layer="layout" svg:width="28cm" svg:height="15.75cm" svg:x="-5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0.599cm" svg:height="4.607cm" svg:x="2.3cm" svg:y="4.593cm" presentation:class="subtitle" presentation:user-transformed="true">
          <draw:text-box>
            <text:p text:style-name="P1"><text:span text:style-name="T3">오</text:span><text:span text:style-name="T3">!</text:span><text:span text:style-name="T3">수</text:span><text:span text:style-name="T3">병</text:span></text:p>
          </draw:text-box>
        </draw:frame>
        <draw:frame draw:style-name="gr1" draw:text-style-name="P3" draw:layer="layout" svg:width="5.513cm" svg:height="1.2cm" svg:x="6.674cm" svg:y="8.857cm">
          <draw:image xlink:href="Pictures/1000020100000255000000C317474BC78549B58F.png" xlink:type="simple" xlink:show="embed" xlink:actuate="onLoad">
            <text:p/>
          </draw:image>
        </draw:frame>
        <draw:custom-shape draw:style-name="gr5" draw:text-style-name="P8" draw:layer="layout" svg:width="12.8cm" svg:height="13.8cm" svg:x="15.2cm" svg:y="0cm">
          <text:p/>
          <draw:enhanced-geometry svg:viewBox="0 0 21600 21600" draw:path-stretchpoint-x="10800" draw:path-stretchpoint-y="10800" draw:text-areas="?f3 ?f4 ?f5 ?f6" draw:type="round-rectangle" draw:modifiers="2491.36040698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2.8cm" svg:height="8.6cm" svg:x="15.2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cm" svg:height="12.4cm" svg:x="13.6cm" svg:y="0cm">
          <text:p/>
          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
        </draw:custom-shape>
        <draw:custom-shape draw:style-name="gr6" draw:text-style-name="P9" draw:layer="layout" svg:width="12.8cm" svg:height="8.6cm" svg:x="15.2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8cm" svg:height="9.8cm" svg:x="18.2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custom-shape draw:style-name="gr4" draw:text-style-name="P5" draw:layer="layout" svg:width="28cm" svg:height="15.75cm" svg:x="-5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0.599cm" svg:height="4.607cm" svg:x="2.3cm" svg:y="4.593cm" presentation:class="subtitle" presentation:user-transformed="true">
          <draw:text-box>
            <text:p text:style-name="P1"><text:span text:style-name="T3">오</text:span><text:span text:style-name="T3">!</text:span><text:span text:style-name="T3">수병</text:span></text:p>
          </draw:text-box>
        </draw:frame>
        <draw:frame draw:style-name="gr1" draw:text-style-name="P3" draw:layer="layout" svg:width="5.513cm" svg:height="1.2cm" svg:x="6.674cm" svg:y="8.857cm">
          <draw:image xlink:href="Pictures/1000020100000255000000C317474BC78549B58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okieRunOTF" svg:font-family="CookieRunOTF" style:font-adornments="Bold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7T11:09:44.423652101</meta:creation-date>
    <dc:date>2021-09-27T11:34:06.432158284</dc:date>
    <meta:editing-duration>PT3M21S</meta:editing-duration>
    <meta:editing-cycles>1</meta:editing-cycles>
    <meta:document-statistic meta:object-count="46"/>
    <meta:generator>LibreOffice/6.0.7.3$Linux_X86_64 LibreOffice_project/00m0$Build-3</meta:generator>
  </office:meta>
</office:document-meta>
</file>